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f718" officeooo:paragraph-rsid="000bf718"/>
    </style:style>
    <style:style style:name="P2" style:family="paragraph" style:parent-style-name="Standard">
      <style:text-properties officeooo:rsid="000bf718" officeooo:paragraph-rsid="000ce8cd"/>
    </style:style>
    <style:style style:name="P3" style:family="paragraph" style:parent-style-name="Standard">
      <style:text-properties officeooo:rsid="000ce8cd" officeooo:paragraph-rsid="000ce8cd"/>
    </style:style>
    <style:style style:name="P4" style:family="paragraph" style:parent-style-name="Standard">
      <style:text-properties officeooo:rsid="000da289" officeooo:paragraph-rsid="000da289"/>
    </style:style>
    <style:style style:name="P5" style:family="paragraph" style:parent-style-name="Standard">
      <style:text-properties officeooo:rsid="000e67fd" officeooo:paragraph-rsid="000e67fd"/>
    </style:style>
    <style:style style:name="P6" style:family="paragraph" style:parent-style-name="Standard">
      <style:text-properties officeooo:rsid="000efdfe" officeooo:paragraph-rsid="000efdfe"/>
    </style:style>
    <style:style style:name="T1" style:family="text">
      <style:text-properties officeooo:rsid="000ce8cd"/>
    </style:style>
    <style:style style:name="T2" style:family="text">
      <style:text-properties officeooo:rsid="000da289"/>
    </style:style>
    <style:style style:name="T3" style:family="text">
      <style:text-properties officeooo:rsid="000ded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723 – Relatório Exercício 1</text:p>
      <text:p text:style-name="P1"/>
      <text:p text:style-name="P1">Andre Tsuyoshi Sakiyama<text:tab/>RA: 150547</text:p>
      <text:p text:style-name="P1"/>
      <text:p text:style-name="P1">Passo 1: Compilação do primo.c</text:p>
      <text:p text:style-name="P1"><text:tab/>- Sem opção extra</text:p>
      <text:p text:style-name="P1"><text:tab/><text:tab/>real: 0.0<text:span text:style-name="T1">85</text:span>s</text:p>
      <text:p text:style-name="P1"/>
      <text:p text:style-name="P1"><text:tab/>-Opção -O0</text:p>
      <text:p text:style-name="P1"><text:tab/><text:tab/>real: 0.0<text:span text:style-name="T1">38</text:span>s</text:p>
      <text:p text:style-name="P1"><text:tab/></text:p>
      <text:p text:style-name="P1"><text:tab/>-Opção -O1</text:p>
      <text:p text:style-name="P1"><text:tab/><text:tab/>real: 0.<text:span text:style-name="T1">043</text:span>s</text:p>
      <text:p text:style-name="P1"/>
      <text:p text:style-name="P1"><text:tab/>-Opção -O2</text:p>
      <text:p text:style-name="P1"><text:tab/><text:tab/>real: 0.<text:span text:style-name="T1">072</text:span>s</text:p>
      <text:p text:style-name="P1"/>
      <text:p text:style-name="P2"><text:tab/>-<text:span text:style-name="T1">Opção -O3</text:span></text:p>
      <text:p text:style-name="P2"><text:tab/><text:tab/><text:span text:style-name="T1">real: 0.081s</text:span></text:p>
      <text:p text:style-name="P2"/>
      <text:p text:style-name="P3">O melhor tempo foi a opção -<text:span text:style-name="T3">O0</text:span>.</text:p>
      <text:p text:style-name="P3"/>
      <text:p text:style-name="P3">A opção -mtune <text:span text:style-name="T2">diz ao compilador qual o tipo do processador que o usuário quer que ele se sintonize, criando assim um código mais otimizado para tal tipo de processador. Existem vaŕios parâmetros para esta opção, podendo ser generic, que sintoniza aos processadores mais comuns exitentes, ou native, que sintoniza ao processador nativo da máquina atual, ou escolher especificamente um processador em particular.</text:span></text:p>
      <text:p text:style-name="P3"/>
      <text:p text:style-name="P4">No caso utilizei a -mtune=native, <text:span text:style-name="T3">o tempo de compilação foi 0.070s.</text:span></text:p>
      <text:p text:style-name="P4"/>
      <text:p text:style-name="P4"/>
      <text:p text:style-name="P4"/>
      <text:p text:style-name="P5">Passo 2: Makefile</text:p>
      <text:p text:style-name="P5"/>
      <text:p text:style-name="P6">Para compilar um programa com vários arquivos, além de fazer as alterações necessárias, basta colocar os nomes dos arquivos no comando de compilação. Um exemplo seria: gcc -o executavel arquivo1.c arquivo2.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 Sakiyama</meta:initial-creator>
    <meta:creation-date>2016-03-04T08:37:34.083938291</meta:creation-date>
    <dc:date>2016-03-04T10:08:06.515406255</dc:date>
    <dc:creator>Andre Sakiyama</dc:creator>
    <meta:editing-duration>PT14M1S</meta:editing-duration>
    <meta:editing-cycles>1</meta:editing-cycles>
    <meta:document-statistic meta:table-count="0" meta:image-count="0" meta:object-count="0" meta:page-count="1" meta:paragraph-count="19" meta:word-count="151" meta:character-count="959" meta:non-whitespace-character-count="809"/>
    <meta:generator>LibreOffice/5.0.4.2$Linux_X86_64 LibreOffice_project/00$Build-2</meta:generator>
  </office:meta>
</office:document-meta>
</file>